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C00000254F47C232E7F139D4F.png" manifest:media-type="image/png"/>
  <manifest:file-entry manifest:full-path="Pictures/10000000000004B0000003288B4D18111BA9C95A.jpg" manifest:media-type="image/jpeg"/>
  <manifest:file-entry manifest:full-path="Pictures/100000010000045A00000495A47B8524B04BB21A.png" manifest:media-type="image/png"/>
  <manifest:file-entry manifest:full-path="Pictures/10000001000007BA00000706414540B9B0B260E3.png" manifest:media-type="image/png"/>
  <manifest:file-entry manifest:full-path="Pictures/100000010000031D000002108A776C148501D387.png" manifest:media-type="image/png"/>
  <manifest:file-entry manifest:full-path="Pictures/100000010000041A000003BD7198F043CD3D7505.png" manifest:media-type="image/png"/>
  <manifest:file-entry manifest:full-path="Pictures/10000001000002F000000226E94E226F2BD0F3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365cm" svg:height="19.099cm" svg:x="0.011cm" svg:y="-1.5cm">
          <draw:image xlink:href="Pictures/10000000000004B0000003288B4D18111BA9C9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3" draw:layer="layout" svg:width="14.653cm" svg:height="15.43cm" svg:x="6.674cm" svg:y="1.035cm">
          <draw:image xlink:href="Pictures/100000010000045A00000495A47B8524B04BB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3" draw:layer="layout" svg:width="17.554cm" svg:height="16cm" svg:x="5.223cm" svg:y="0.75cm">
          <draw:image xlink:href="Pictures/100000010000041A000003BD7198F043CD3D75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text-style-name="P3" draw:layer="layout" svg:width="24.905cm" svg:height="16.499cm" svg:x="1.548cm" svg:y="0.501cm">
          <draw:image xlink:href="Pictures/100000010000031D000002108A776C148501D3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3" draw:layer="layout" svg:width="19.896cm" svg:height="14.551cm" svg:x="4.052cm" svg:y="1.475cm">
          <draw:image xlink:href="Pictures/10000001000002F000000226E94E226F2BD0F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3" draw:text-style-name="P3" draw:layer="layout" svg:width="17.601cm" svg:height="16cm" svg:x="5.2cm" svg:y="0.75cm">
          <draw:image xlink:href="Pictures/10000001000007BA00000706414540B9B0B260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3" draw:text-style-name="P3" draw:layer="layout" svg:width="21.105cm" svg:height="13.613cm" svg:x="3.448cm" svg:y="1.944cm">
          <draw:image xlink:href="Pictures/100000010000039C00000254F47C232E7F139D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0T12:51:04.038000000</meta:creation-date>
    <dc:date>2022-06-20T15:55:08.242000000</dc:date>
    <meta:editing-duration>PT1H15M49S</meta:editing-duration>
    <meta:editing-cycles>9</meta:editing-cycles>
    <meta:generator>LibreOffice/7.3.1.3$Windows_X86_64 LibreOffice_project/a69ca51ded25f3eefd52d7bf9a5fad8c90b87951</meta:generator>
    <meta:document-statistic meta:object-count="68"/>
  </office:meta>
</office:document-meta>
</file>